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TDGrammarBucket.getActive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GrammarBucket.putGrammar( DTDGrammar 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DGrammarBucket.setStandalone( boolean standal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GrammarBucket.get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GrammarBucket.getGrammar( XMLGrammar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GrammarBuck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TDGrammarBucket.setActiveGrammar( DTDGrammar 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GrammarBucket.DTDGrammarBu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